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9-02-06 0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8-09-10 1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8-05-23 0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8-01-10 0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7-09-20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7-05-01 0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7-02-06 0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6-09-02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6-05-03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6-01-11 0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5-09-09 0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5-05-12 0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5-01-08 0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52</text:p>
          </table:table-cell>
          <table:table-cell office:value-type="string" calcext:value-type="string">
            <text:p>2014-09-22 0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